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859cm" fo:break-before="auto" style:use-optimal-row-height="true"/>
    </style:style>
    <style:style style:name="ro13" style:family="table-row">
      <style:table-row-properties style:row-height="2.316cm" fo:break-before="auto" style:use-optimal-row-height="true"/>
    </style:style>
    <style:style style:name="ro14" style:family="table-row">
      <style:table-row-properties style:row-height="1.824cm" fo:break-before="auto" style:use-optimal-row-height="true"/>
    </style:style>
    <style:style style:name="ro15" style:family="table-row">
      <style:table-row-properties style:row-height="2.164cm" fo:break-before="auto" style:use-optimal-row-height="true"/>
    </style:style>
    <style:style style:name="ro16" style:family="table-row">
      <style:table-row-properties style:row-height="1.695cm" fo:break-before="auto" style:use-optimal-row-height="true"/>
    </style:style>
    <style:style style:name="ro17" style:family="table-row">
      <style:table-row-properties style:row-height="1.228cm" fo:break-before="auto" style:use-optimal-row-height="true"/>
    </style:style>
    <style:style style:name="ro18" style:family="table-row">
      <style:table-row-properties style:row-height="1.93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15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2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3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  <draw:frame draw:z-index="7" draw:style-name="gr3" draw:text-style-name="P1" svg:width="26.391cm" svg:height="7.315cm" svg:x="4.15cm" svg:y="154.057cm">
            <draw:text-box>
              <text:p><text:span text:style-name="T1">En desuso.-</text:span></text:p>
            </draw:text-box>
          </draw:frame>
          <draw:frame draw:z-index="8" draw:style-name="gr3" draw:text-style-name="P1" svg:width="26.391cm" svg:height="7.315cm" svg:x="501.989cm" svg:y="153.971cm">
            <draw:text-box>
              <text:p><text:span text:style-name="T1">En desuso.-</text:span></text:p>
            </draw:text-box>
          </draw:frame>
          <draw:frame draw:z-index="9" draw:style-name="gr3" draw:text-style-name="P1" svg:width="26.391cm" svg:height="7.315cm" svg:x="37.339cm" svg:y="153.971cm">
            <draw:text-box>
              <text:p><text:span text:style-name="T1">En desuso.-</text:span></text:p>
            </draw:text-box>
          </draw:frame>
          <draw:frame draw:z-index="10" draw:style-name="gr3" draw:text-style-name="P1" svg:width="26.391cm" svg:height="7.315cm" svg:x="70.528cm" svg:y="153.971cm">
            <draw:text-box>
              <text:p><text:span text:style-name="T1">En desuso.-</text:span></text:p>
            </draw:text-box>
          </draw:frame>
          <draw:frame draw:z-index="11" draw:style-name="gr3" draw:text-style-name="P1" svg:width="26.391cm" svg:height="7.315cm" svg:x="103.718cm" svg:y="153.971cm">
            <draw:text-box>
              <text:p><text:span text:style-name="T1">En desuso.-</text:span></text:p>
            </draw:text-box>
          </draw:frame>
          <draw:frame draw:z-index="12" draw:style-name="gr3" draw:text-style-name="P1" svg:width="26.391cm" svg:height="7.315cm" svg:x="136.907cm" svg:y="153.971cm">
            <draw:text-box>
              <text:p><text:span text:style-name="T1">En desuso.-</text:span></text:p>
            </draw:text-box>
          </draw:frame>
          <draw:frame draw:z-index="13" draw:style-name="gr3" draw:text-style-name="P1" svg:width="26.391cm" svg:height="7.315cm" svg:x="170.096cm" svg:y="153.971cm">
            <draw:text-box>
              <text:p><text:span text:style-name="T1">En desuso.-</text:span></text:p>
            </draw:text-box>
          </draw:frame>
          <draw:frame draw:z-index="14" draw:style-name="gr3" draw:text-style-name="P1" svg:width="26.391cm" svg:height="7.315cm" svg:x="203.286cm" svg:y="153.971cm">
            <draw:text-box>
              <text:p><text:span text:style-name="T1">En desuso.-</text:span></text:p>
            </draw:text-box>
          </draw:frame>
          <draw:frame draw:z-index="15" draw:style-name="gr3" draw:text-style-name="P1" svg:width="26.391cm" svg:height="7.315cm" svg:x="236.475cm" svg:y="153.971cm">
            <draw:text-box>
              <text:p><text:span text:style-name="T1">En desuso.-</text:span></text:p>
            </draw:text-box>
          </draw:frame>
          <draw:frame draw:z-index="16" draw:style-name="gr3" draw:text-style-name="P1" svg:width="26.391cm" svg:height="7.315cm" svg:x="269.664cm" svg:y="153.971cm">
            <draw:text-box>
              <text:p><text:span text:style-name="T1">En desuso.-</text:span></text:p>
            </draw:text-box>
          </draw:frame>
          <draw:frame draw:z-index="17" draw:style-name="gr3" draw:text-style-name="P1" svg:width="26.391cm" svg:height="7.315cm" svg:x="302.853cm" svg:y="153.971cm">
            <draw:text-box>
              <text:p><text:span text:style-name="T1">En desuso.-</text:span></text:p>
            </draw:text-box>
          </draw:frame>
          <draw:frame draw:z-index="18" draw:style-name="gr3" draw:text-style-name="P1" svg:width="26.391cm" svg:height="7.315cm" svg:x="336.042cm" svg:y="153.972cm">
            <draw:text-box>
              <text:p><text:span text:style-name="T1">En desuso.-</text:span></text:p>
            </draw:text-box>
          </draw:frame>
          <draw:frame draw:z-index="19" draw:style-name="gr3" draw:text-style-name="P1" svg:width="26.391cm" svg:height="7.315cm" svg:x="369.231cm" svg:y="153.972cm">
            <draw:text-box>
              <text:p><text:span text:style-name="T1">En desuso.-</text:span></text:p>
            </draw:text-box>
          </draw:frame>
          <draw:frame draw:z-index="20" draw:style-name="gr3" draw:text-style-name="P1" svg:width="26.391cm" svg:height="7.315cm" svg:x="435.611cm" svg:y="153.972cm">
            <draw:text-box>
              <text:p><text:span text:style-name="T1">En desuso.-</text:span></text:p>
            </draw:text-box>
          </draw:frame>
          <draw:frame draw:z-index="21" draw:style-name="gr3" draw:text-style-name="P1" svg:width="26.391cm" svg:height="7.315cm" svg:x="468.8cm" svg:y="153.972cm">
            <draw:text-box>
              <text:p><text:span text:style-name="T1">En desus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table:style-name="ce64" office:value-type="string" calcext:value-type="string">
            <text:p><text:span text:style-name="T10">06:00hs</text:span></text:p>
            <text:p><text:span text:style-name="T10">-</text:span></text:p>
            <text:p><text:span text:style-name="T10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table:style-name="ce64" office:value-type="string" calcext:value-type="string">
            <text:p><text:span text:style-name="T10">06:00hs</text:span></text:p>
            <text:p><text:span text:style-name="T10">-</text:span></text:p>
            <text:p><text:span text:style-name="T10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table:style-name="ce64" office:value-type="string" calcext:value-type="string">
            <text:p><text:span text:style-name="T10">06:00hs</text:span></text:p>
            <text:p><text:span text:style-name="T10">-</text:span></text:p>
            <text:p><text:span text:style-name="T10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table:style-name="ce64" office:value-type="string" calcext:value-type="string">
            <text:p><text:span text:style-name="T10">06:00hs</text:span></text:p>
            <text:p><text:span text:style-name="T10">-</text:span></text:p>
            <text:p><text:span text:style-name="T10">07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<text:span text:style-name="T4">09:00hs</text:span></text:p>
            <text:p><text:span text:style-name="T4">-</text:span></text:p>
            <text:p><text:span text:style-name="T4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00hs:Desayuno</text:p>
            <text:p><text:span text:style-name="T3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9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50hs</text:span></text:p>
          </table:table-cell>
          <table:table-cell table:style-name="Default"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08:30hs:</text:p>
            <text:p><text:span text:style-name="T4">Estudio/</text:span></text:p>
            <text:p><text:span text:style-name="T4">trabajo</text:span></text:p>
            <text:p><text:span text:style-name="T9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3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9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9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9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4">Tiempo</text:span></text:p>
            <text:p><text:span text:style-name="T4">Multi-usos</text:span></text:p>
            <text:p><text:span text:style-name="T9">11:35hs</text:span></text:p>
          </table:table-cell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14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15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table:number-columns-repeated="2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1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29"/>
        </table:table-row>
        <table:table-row table:style-name="ro15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6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15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9"/>
        </table:table-row>
        <table:table-row table:style-name="ro15"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15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9"/>
        </table:table-row>
        <table:table-row table:style-name="ro13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8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1:45hs</text:p>
            <text:p>-</text:p>
            <text:p>23:00hs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45hs</text:span></text:p>
            <text:p><text:span text:style-name="T4">-</text:span></text:p>
            <text:p><text:span text:style-name="T4">23:0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1:45hs</text:p>
            <text:p>-</text:p>
            <text:p>23:00hs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45hs</text:span></text:p>
            <text:p><text:span text:style-name="T4">-</text:span></text:p>
            <text:p><text:span text:style-name="T4">23:0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2:0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59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9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20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58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covered-table-cell/>
          <table:table-cell table:number-columns-repeated="53"/>
        </table:table-row>
        <table:table-row table:style-name="ro20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2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2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3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2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covered-table-cell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  <table:table-cell table:number-columns-repeated="29"/>
        </table:table-row>
        <table:table-row table:style-name="ro20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20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20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7">22:00hs</text:span></text:p>
          </table:table-cell>
          <table:table-cell table:style-name="ce19"/>
          <table:covered-table-cell table:style-name="ce5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07:59:13.6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11-01T09:41:11.553000000</dc:date>
    <meta:editing-duration>PT2H6S</meta:editing-duration>
    <meta:editing-cycles>25</meta:editing-cycles>
    <meta:generator>LibreOffice/7.3.3.2$Windows_X86_64 LibreOffice_project/d1d0ea68f081ee2800a922cac8f79445e4603348</meta:generator>
    <meta:document-statistic meta:table-count="1" meta:cell-count="3473" meta:object-count="22"/>
  </office:meta>
</office:document-meta>
</file>